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5771in"/>
    </style:style>
    <style:style style:name="Table1.B" style:family="table-column">
      <style:table-column-properties style:column-width="1.8313in"/>
    </style:style>
    <style:style style:name="Table1.C" style:family="table-column">
      <style:table-column-properties style:column-width="3.284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style:font-name="Georgia"/>
    </style:style>
    <style:style style:name="P2" style:family="paragraph" style:parent-style-name="Standard">
      <style:text-properties style:font-name="Georgia"/>
    </style:style>
    <style:style style:name="P3" style:family="paragraph" style:parent-style-name="Table_20_Contents">
      <style:text-properties style:font-name="Georgia"/>
    </style:style>
    <style:style style:name="P4" style:family="paragraph" style:parent-style-name="Table_20_Heading">
      <style:text-properties style:font-name="Georgia"/>
    </style:style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11"/>
    <style:style style:name="P9" style:family="paragraph" style:parent-style-name="Text_20_body" style:list-style-name="L27"/>
    <style:style style:name="P10" style:family="paragraph" style:parent-style-name="Text_20_body">
      <style:text-properties style:font-name="Georgia"/>
    </style:style>
    <style:style style:name="P11" style:family="paragraph" style:parent-style-name="Text_20_body" style:list-style-name="L1">
      <style:text-properties style:font-name="Georgia"/>
    </style:style>
    <style:style style:name="P12" style:family="paragraph" style:parent-style-name="Text_20_body" style:list-style-name="L2">
      <style:text-properties style:font-name="Georgia"/>
    </style:style>
    <style:style style:name="P13" style:family="paragraph" style:parent-style-name="Text_20_body" style:list-style-name="L3">
      <style:text-properties style:font-name="Georgia"/>
    </style:style>
    <style:style style:name="P14" style:family="paragraph" style:parent-style-name="Text_20_body" style:list-style-name="L4">
      <style:text-properties style:font-name="Georgia"/>
    </style:style>
    <style:style style:name="P15" style:family="paragraph" style:parent-style-name="Text_20_body" style:list-style-name="L6">
      <style:text-properties style:font-name="Georgia"/>
    </style:style>
    <style:style style:name="P16" style:family="paragraph" style:parent-style-name="Text_20_body" style:list-style-name="L8">
      <style:text-properties style:font-name="Georgia"/>
    </style:style>
    <style:style style:name="P17" style:family="paragraph" style:parent-style-name="Text_20_body" style:list-style-name="L9">
      <style:text-properties style:font-name="Georgia"/>
    </style:style>
    <style:style style:name="P18" style:family="paragraph" style:parent-style-name="Text_20_body" style:list-style-name="L10">
      <style:text-properties style:font-name="Georgia"/>
    </style:style>
    <style:style style:name="P19" style:family="paragraph" style:parent-style-name="Text_20_body" style:list-style-name="L11">
      <style:text-properties style:font-name="Georgia"/>
    </style:style>
    <style:style style:name="P20" style:family="paragraph" style:parent-style-name="Text_20_body" style:list-style-name="L12">
      <style:text-properties style:font-name="Georgia"/>
    </style:style>
    <style:style style:name="P21" style:family="paragraph" style:parent-style-name="Text_20_body" style:list-style-name="L13">
      <style:text-properties style:font-name="Georgia"/>
    </style:style>
    <style:style style:name="P22" style:family="paragraph" style:parent-style-name="Text_20_body" style:list-style-name="L14">
      <style:text-properties style:font-name="Georgia"/>
    </style:style>
    <style:style style:name="P23" style:family="paragraph" style:parent-style-name="Text_20_body" style:list-style-name="L15">
      <style:text-properties style:font-name="Georgia"/>
    </style:style>
    <style:style style:name="P24" style:family="paragraph" style:parent-style-name="Text_20_body" style:list-style-name="L16">
      <style:text-properties style:font-name="Georgia"/>
    </style:style>
    <style:style style:name="P25" style:family="paragraph" style:parent-style-name="Text_20_body" style:list-style-name="L17">
      <style:text-properties style:font-name="Georgia"/>
    </style:style>
    <style:style style:name="P26" style:family="paragraph" style:parent-style-name="Text_20_body" style:list-style-name="L18">
      <style:text-properties style:font-name="Georgia"/>
    </style:style>
    <style:style style:name="P27" style:family="paragraph" style:parent-style-name="Text_20_body" style:list-style-name="L19">
      <style:text-properties style:font-name="Georgia"/>
    </style:style>
    <style:style style:name="P28" style:family="paragraph" style:parent-style-name="Text_20_body" style:list-style-name="L20">
      <style:text-properties style:font-name="Georgia"/>
    </style:style>
    <style:style style:name="P29" style:family="paragraph" style:parent-style-name="Text_20_body" style:list-style-name="L21">
      <style:text-properties style:font-name="Georgia"/>
    </style:style>
    <style:style style:name="P30" style:family="paragraph" style:parent-style-name="Text_20_body" style:list-style-name="L22">
      <style:text-properties style:font-name="Georgia"/>
    </style:style>
    <style:style style:name="P31" style:family="paragraph" style:parent-style-name="Text_20_body" style:list-style-name="L23">
      <style:text-properties style:font-name="Georgia"/>
    </style:style>
    <style:style style:name="P32" style:family="paragraph" style:parent-style-name="Text_20_body" style:list-style-name="L24">
      <style:text-properties style:font-name="Georgia"/>
    </style:style>
    <style:style style:name="P33" style:family="paragraph" style:parent-style-name="Text_20_body" style:list-style-name="L25">
      <style:text-properties style:font-name="Georgia"/>
    </style:style>
    <style:style style:name="P34" style:family="paragraph" style:parent-style-name="Text_20_body" style:list-style-name="L26">
      <style:text-properties style:font-name="Georgia"/>
    </style:style>
    <style:style style:name="P35" style:family="paragraph" style:parent-style-name="Text_20_body" style:list-style-name="L28">
      <style:text-properties style:font-name="Georgia"/>
    </style:style>
    <style:style style:name="P36" style:family="paragraph" style:parent-style-name="Text_20_body" style:list-style-name="L29">
      <style:text-properties style:font-name="Georgia"/>
    </style:style>
    <style:style style:name="T1" style:family="text">
      <style:text-properties style:font-name="Georgia"/>
    </style:style>
    <style:style style:name="T2" style:family="text">
      <style:text-properties style:font-name="Georgia"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1"/></text:span></text:p>
      <text:p text:style-name="Standard"><text:span text:style-name="Strong_20_Emphasis"><text:span text:style-name="T1">DCat Technologies</text:span></text:span></text:p>
      <text:p text:style-name="Text_20_body"><text:span text:style-name="Strong_20_Emphasis"><text:span text:style-name="T1">CatDT: The Compositional Digital Twin Engine<text:line-break/>for Logistics &amp; Near-Shoring Ecosystems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><text:span text:style-name="T1">Founder: </text:span><text:span text:style-name="Strong_20_Emphasis"><text:span text:style-name="T1">Juan Orendain</text:span></text:span><text:span text:style-name="T1"><text:line-break/>Date: </text:span><text:span text:style-name="Strong_20_Emphasis"><text:span text:style-name="T1">December 2025</text:span></text:span><text:span text:style-name="T1"><text:line-break/>Confidential — Not for External Distribution</text:span></text:p>
      <text:p text:style-name="Text_20_body"><text:span text:style-name="Emphasis"><text:span text:style-name="T1">“A new operational architecture for a new era of North American supply chains.”</text:span></text:span></text:p>
      <text:h text:style-name="Heading_20_1" text:outline-level="1"><text:soft-page-break/><text:span text:style-name="Emphasis"><text:span text:style-name="Strong_20_Emphasis"><text:span text:style-name="T2">Table of Contents</text:span></text:span></text:span></text:h>
      <text:list text:style-name="L1">
        <text:list-item>
          <text:p text:style-name="P11">Executive Summary</text:p>
        </text:list-item>
        <text:list-item>
          <text:p text:style-name="P11">Problem Statement</text:p>
        </text:list-item>
        <text:list-item>
          <text:p text:style-name="P11">Solution Overview: The CatDT Engine</text:p>
        </text:list-item>
        <text:list-item>
          <text:p text:style-name="P11">Market Opportunity</text:p>
        </text:list-item>
        <text:list-item>
          <text:p text:style-name="P11">Industry &amp; Intellectual Context</text:p>
        </text:list-item>
        <text:list-item>
          <text:p text:style-name="P11">Competitive Landscape</text:p>
        </text:list-item>
        <text:list-item>
          <text:p text:style-name="P11">Business Model</text:p>
        </text:list-item>
        <text:list-item>
          <text:p text:style-name="P11">Short-Term Strategy (0–18 Months)</text:p>
        </text:list-item>
        <text:list-item>
          <text:p text:style-name="P11">Mid-Term Strategy (18–36 Months)</text:p>
        </text:list-item>
        <text:list-item>
          <text:p text:style-name="P11">Target Pilot Partners</text:p>
        </text:list-item>
        <text:list-item>
          <text:p text:style-name="P11">Strategic Long-Term Customers</text:p>
        </text:list-item>
        <text:list-item>
          <text:p text:style-name="P11">Strategic Technology Partners</text:p>
        </text:list-item>
        <text:list-item>
          <text:p text:style-name="P11">Long-Term Vision</text:p>
        </text:list-item>
        <text:list-item>
          <text:p text:style-name="P11">Go-to-Market Strategy</text:p>
        </text:list-item>
        <text:list-item>
          <text:p text:style-name="P11">Financial Plan</text:p>
        </text:list-item>
        <text:list-item>
          <text:p text:style-name="P11">Risks &amp; Mitigation</text:p>
        </text:list-item>
        <text:list-item>
          <text:p text:style-name="P11">Conclusion</text:p>
        </text:list-item>
      </text:list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1. Executive Summary</text:span></text:span></text:span></text:h>
      <text:p text:style-name="Text_20_body"><text:span text:style-name="T1">DCat Technologies is building </text:span><text:span text:style-name="Strong_20_Emphasis"><text:span text:style-name="T1">CatDT</text:span></text:span><text:span text:style-name="T1">, the first compositional digital twin engine for logistics and supply-chain systems. CatDT introduces mathematical coherence, modularity, and real-time operational insight into the rapidly evolving North American near-shoring ecosystem, where companies urgently need predictive, resilient, end-to-end orchestration across fragmented technological environments.</text:span></text:p>
      <text:p text:style-name="P10">North American supply chains are being reconfigured at unprecedented scale, driven by manufacturing relocation to Mexico and increased cross-border flows. Existing systems—ERP, TMS, WMS, MES, IoT platforms—operate in silos and cannot model, simulate, or coordinate multi-tier logistics networks.</text:p>
      <text:p text:style-name="Text_20_body"><text:span text:style-name="T1">CatDT fills this structural gap with a </text:span><text:span text:style-name="Strong_20_Emphasis"><text:span text:style-name="T1">category-theoretic, system-of-systems architecture</text:span></text:span><text:span text:style-name="T1"> that unifies flows, constraints, digital twins, simulation layers, and execution under a single coherent mathematical foundation.</text:span></text:p>
      <text:p text:style-name="P10">Short-term: build CatDT v1, secure Mexico-based pilots, produce initial ARR via advisory and integration.<text:line-break/>Mid-term: scale to enterprise SaaS, usage billing, and strategic partnerships.<text:line-break/>Long-term: expand into manufacturing, energy, finance, and macroeconomic digital-twin ecosystems.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2. Problem Statement</text:span></text:span></text:span></text:h>
      <text:p text:style-name="P10">Modern supply chains are fragmented across incompatible systems:</text:p>
      <text:list text:style-name="L2">
        <text:list-item>
          <text:p text:style-name="P12">ERP for finance and inventory</text:p>
        </text:list-item>
        <text:list-item>
          <text:p text:style-name="P12">TMS for routing</text:p>
        </text:list-item>
        <text:list-item>
          <text:p text:style-name="P12">WMS for warehousing</text:p>
        </text:list-item>
        <text:list-item>
          <text:p text:style-name="P12">MES for production</text:p>
        </text:list-item>
        <text:list-item>
          <text:p text:style-name="P12">IoT for tracking</text:p>
        </text:list-item>
        <text:list-item>
          <text:p text:style-name="P12">Simulations in isolated offline environments</text:p>
        </text:list-item>
      </text:list>
      <text:p text:style-name="P10">These systems do not interoperate, resulting in:</text:p>
      <text:list text:style-name="L3">
        <text:list-item>
          <text:p text:style-name="P13">inconsistent data</text:p>
        </text:list-item>
        <text:list-item>
          <text:p text:style-name="P13">poor end-to-end visibility</text:p>
        </text:list-item>
        <text:list-item>
          <text:p text:style-name="P13">brittle planning</text:p>
        </text:list-item>
        <text:list-item>
          <text:p text:style-name="P13">lack of coordinated response to disruptions</text:p>
        </text:list-item>
        <text:list-item>
          <text:p text:style-name="P13">inefficiencies amplified by cross-border flows</text:p>
        </text:list-item>
      </text:list>
      <text:p text:style-name="P10">The near-shoring boom intensifies network complexity, exposing the need for a new unifying architecture.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3. Solution Overview: The CatDT Engine</text:span></text:span></text:span></text:h>
      <text:p text:style-name="Text_20_body"><text:span text:style-name="T1">CatDT is a </text:span><text:span text:style-name="Strong_20_Emphasis"><text:span text:style-name="T1">compositional digital twin engine</text:span></text:span><text:span text:style-name="T1"> designed to model and orchestrate full end-to-end supply-chain networks.</text:span></text:p>
      <text:p text:style-name="P10">Built on category theory—the mathematics of modular and interoperable systems—CatDT enables:</text:p>
      <text:list text:style-name="L4">
        <text:list-item>
          <text:p text:style-name="P14">unified modeling of suppliers, factories, logistics nodes, and flows</text:p>
        </text:list-item>
        <text:list-item>
          <text:p text:style-name="P14">network-scale digital twins</text:p>
        </text:list-item>
        <text:list-item>
          <text:p text:style-name="P14">multi-layer simulations</text:p>
        </text:list-item>
        <text:list-item>
          <text:p text:style-name="P14">standardized semantics across heterogeneous systems</text:p>
        </text:list-item>
        <text:list-item>
          <text:p text:style-name="P14">real-time synchronization between planning and execution</text:p>
        </text:list-item>
        <text:list-item>
          <text:p text:style-name="P14">scalable multi-company coordination</text:p>
        </text:list-item>
      </text:list>
      <text:p text:style-name="P10">CatDT composes existing systems rather than replacing them, functioning as the missing digital backbone connecting physical operations, planning systems, and simulation environments.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4. Market Opportunity</text:span></text:span></text:span></text:h>
      <text:p text:style-name="P10">North America is undergoing a structural transformation driven by relocation of manufacturing to Mexico and reconfiguration of multi-tier supply chains.</text:p>
      <text:p text:style-name="Text_20_body"><text:span text:style-name="Strong_20_Emphasis"><text:span text:style-name="T1">Near-shoring growth indicators:</text:span></text:span></text:p>
      <text:list text:style-name="L5">
        <text:list-item>
          <text:p text:style-name="P5"><text:span text:style-name="T1">McKinsey: supply-chain redesign investment will </text:span><text:span text:style-name="Strong_20_Emphasis"><text:span text:style-name="T1">double by 2030</text:span></text:span></text:p>
        </text:list-item>
        <text:list-item>
          <text:p text:style-name="P5"><text:span text:style-name="T1">Deloitte: Mexico logistics demand growing </text:span><text:span text:style-name="Strong_20_Emphasis"><text:span text:style-name="T1">12–15% annually</text:span></text:span></text:p>
        </text:list-item>
        <text:list-item>
          <text:p text:style-name="P5"><text:span text:style-name="T1">Prologis: near-shoring hubs expanding at </text:span><text:span text:style-name="Strong_20_Emphasis"><text:span text:style-name="T1">3× historical rates</text:span></text:span></text:p>
        </text:list-item>
        <text:list-item>
          <text:p text:style-name="P5"><text:span text:style-name="T1">Kearney: </text:span><text:span text:style-name="Strong_20_Emphasis"><text:span text:style-name="T1">25–30%</text:span></text:span><text:span text:style-name="T1"> of supply chains shifting toward North America</text:span></text:p>
        </text:list-item>
      </text:list>
      <text:p text:style-name="Text_20_body"><text:span text:style-name="Strong_20_Emphasis"><text:span text:style-name="T1">Digital Twin market acceleration:</text:span></text:span></text:p>
      <text:list text:style-name="L6">
        <text:list-item>
          <text:p text:style-name="P6"><text:span text:style-name="T1">Global DT market: $11B → </text:span><text:span text:style-name="Strong_20_Emphasis"><text:span text:style-name="T1">$95–$120B by 2030</text:span></text:span></text:p>
        </text:list-item>
        <text:list-item>
          <text:p text:style-name="P6"><text:span text:style-name="T1">Supply-chain DTs: </text:span><text:span text:style-name="Strong_20_Emphasis"><text:span text:style-name="T1">250–300%</text:span></text:span><text:span text:style-name="T1"> growth in 5 years</text:span></text:p>
        </text:list-item>
        <text:list-item>
          <text:p text:style-name="P15">Gartner: DT-based orchestration is a “Top 5 Strategic Technology”</text:p>
        </text:list-item>
      </text:list>
      <text:p text:style-name="Text_20_body"><text:span text:style-name="T1">CatDT directly serves the fast-growing segment of </text:span><text:span text:style-name="Emphasis"><text:span text:style-name="T1">network-level digital twins</text:span></text:span><text:span text:style-name="T1">.</text:span></text:p>
      <text:p text:style-name="Text_20_body"><text:span text:style-name="Strong_20_Emphasis"><text:span text:style-name="T1">Market sizing:</text:span></text:span></text:p>
      <text:list text:style-name="L7">
        <text:list-item>
          <text:p text:style-name="P7"><text:span text:style-name="T1">TAM: </text:span><text:span text:style-name="Strong_20_Emphasis"><text:span text:style-name="T1">$50B+</text:span></text:span></text:p>
        </text:list-item>
        <text:list-item>
          <text:p text:style-name="P7"><text:span text:style-name="T1">SAM (North America): </text:span><text:span text:style-name="Strong_20_Emphasis"><text:span text:style-name="T1">$8–12B</text:span></text:span></text:p>
        </text:list-item>
        <text:list-item>
          <text:p text:style-name="P7"><text:span text:style-name="T1">SOM (3–5 years): </text:span><text:span text:style-name="Strong_20_Emphasis"><text:span text:style-name="T1">$80–200M</text:span></text:span></text:p>
        </text:list-item>
      </text:list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5. Industry &amp; Intellectual Context</text:span></text:span></text:span></text:h>
      <text:p text:style-name="Text_20_body"><text:span text:style-name="T1">Modern supply chains operate as </text:span><text:span text:style-name="Strong_20_Emphasis"><text:span text:style-name="T1">end-to-end, multi-tier networks</text:span></text:span><text:span text:style-name="T1"> involving suppliers, factories, carriers, ports, distribution centers, and retailers. These networks require synchronization across planning, execution, inventory, transportation, and risk—but current systems remain siloed and incompatible.</text:span></text:p>
      <text:p text:style-name="P10">The industry is moving toward:</text:p>
      <text:list text:style-name="L8">
        <text:list-item>
          <text:p text:style-name="P16">E2E visibility</text:p>
        </text:list-item>
        <text:list-item>
          <text:p text:style-name="P16">multi-party orchestration</text:p>
        </text:list-item>
        <text:list-item>
          <text:p text:style-name="P16">predictive simulation</text:p>
        </text:list-item>
        <text:list-item>
          <text:p text:style-name="P16">digital twin adoption at scale</text:p>
        </text:list-item>
      </text:list>
      <text:p text:style-name="P10">Yet today’s DTs are typically facility-centric, not network-centric, and lack modularity or interoperability across companies.</text:p>
      <text:p text:style-name="Text_20_body"><text:span text:style-name="Strong_20_Emphasis"><text:span text:style-name="T1">CatDT fills this gap</text:span></text:span><text:span text:style-name="T1"> by providing:</text:span></text:p>
      <text:list text:style-name="L9">
        <text:list-item>
          <text:p text:style-name="P17">a unified E2E modeling framework</text:p>
        </text:list-item>
        <text:list-item>
          <text:p text:style-name="P17">modular digital twins that compose into network-scale models</text:p>
        </text:list-item>
        <text:list-item>
          <text:p text:style-name="P17">consistent semantics across operational layers</text:p>
        </text:list-item>
        <text:list-item>
          <text:p text:style-name="P17">multi-company orchestration</text:p>
        </text:list-item>
        <text:list-item>
          <text:p text:style-name="P17">real-time decision synchronization</text:p>
        </text:list-item>
      </text:list>
      <text:p text:style-name="Text_20_body"><text:span text:style-name="Strong_20_Emphasis"><text:span text:style-name="T1">Mathematical Foundation:</text:span></text:span><text:span text:style-name="T1"><text:line-break/>CatDT is built on </text:span><text:span text:style-name="Strong_20_Emphasis"><text:span text:style-name="T1">category theory</text:span></text:span><text:span text:style-name="T1">, which provides a rigorous framework for describing complex systems in a modular and composable way. This ensures consistency, scalability, and interoperability across partners and systems without requiring end users to interact with the math.</text:span></text:p>
      <text:p text:style-name="P10">Industry validation comes from Amazon, Google, Maersk, DHL, Siemens, and UPS—all investing heavily in digital-twin ecosystems, but none offering a coherent multi-company orchestration layer.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6. Competitive Landscape</text:span></text:span></text:span></text:h>
      <text:p text:style-name="Text_20_body"><text:span text:style-name="T1">Supply-chain software and digital-twin ecosystems are fragmented across planning tools, control towers, visibility platforms, optimization engines, and simulation technologies. Each solves part of the problem but none provide a </text:span><text:span text:style-name="Strong_20_Emphasis"><text:span text:style-name="T1">composable, network-level digital twin architecture</text:span></text:span><text:span text:style-name="T1">.</text:span></text:p>
      <text:h text:style-name="P1" text:outline-level="3">Competitive Overview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Company</text:p>
            </table:table-cell>
            <table:table-cell table:style-name="Table1.A1" office:value-type="string">
              <text:p text:style-name="P4">Focus</text:p>
            </table:table-cell>
            <table:table-cell table:style-name="Table1.A1" office:value-type="string">
              <text:p text:style-name="P4">Limitation</text:p>
            </table:table-cell>
          </table:table-row>
        </table:table-header-rows>
        <table:table-row>
          <table:table-cell table:style-name="Table1.A1" office:value-type="string">
            <text:p text:style-name="P3">Palantir Foundry</text:p>
          </table:table-cell>
          <table:table-cell table:style-name="Table1.A1" office:value-type="string">
            <text:p text:style-name="P3">Data integration + ontology</text:p>
          </table:table-cell>
          <table:table-cell table:style-name="Table1.A1" office:value-type="string">
            <text:p text:style-name="P3">Not logistics-native; lacks compositional modeling</text:p>
          </table:table-cell>
        </table:table-row>
        <table:table-row>
          <table:table-cell table:style-name="Table1.A1" office:value-type="string">
            <text:p text:style-name="P3">Flexport</text:p>
          </table:table-cell>
          <table:table-cell table:style-name="Table1.A1" office:value-type="string">
            <text:p text:style-name="P3">Visibility + workflows</text:p>
          </table:table-cell>
          <table:table-cell table:style-name="Table1.A1" office:value-type="string">
            <text:p text:style-name="P3">No deep simulation or E2E modeling</text:p>
          </table:table-cell>
        </table:table-row>
        <table:table-row>
          <table:table-cell table:style-name="Table1.A1" office:value-type="string">
            <text:p text:style-name="P3">SAP IBP / Blue Yonder</text:p>
          </table:table-cell>
          <table:table-cell table:style-name="Table1.A1" office:value-type="string">
            <text:p text:style-name="P3">Planning/optimization</text:p>
          </table:table-cell>
          <table:table-cell table:style-name="Table1.A1" office:value-type="string">
            <text:p text:style-name="P3">Rigid, siloed, non-modular</text:p>
          </table:table-cell>
        </table:table-row>
        <table:table-row>
          <table:table-cell table:style-name="Table1.A1" office:value-type="string">
            <text:p text:style-name="P3">C3.ai</text:p>
          </table:table-cell>
          <table:table-cell table:style-name="Table1.A1" office:value-type="string">
            <text:p text:style-name="P3">AI/IoT workflows</text:p>
          </table:table-cell>
          <table:table-cell table:style-name="Table1.A1" office:value-type="string">
            <text:p text:style-name="P3">No unified modeling semantics</text:p>
          </table:table-cell>
        </table:table-row>
        <table:table-row>
          <table:table-cell table:style-name="Table1.A1" office:value-type="string">
            <text:p text:style-name="P3">Siemens / Dassault</text:p>
          </table:table-cell>
          <table:table-cell table:style-name="Table1.A1" office:value-type="string">
            <text:p text:style-name="P3">Asset/factory DTs</text:p>
          </table:table-cell>
          <table:table-cell table:style-name="Table1.A1" office:value-type="string">
            <text:p text:style-name="P3">Not network-scale, multi-company</text:p>
          </table:table-cell>
        </table:table-row>
        <table:table-row>
          <table:table-cell table:style-name="Table1.A1" office:value-type="string">
            <text:p text:style-name="P3">Control Towers</text:p>
          </table:table-cell>
          <table:table-cell table:style-name="Table1.A1" office:value-type="string">
            <text:p text:style-name="P3">Alerts + dashboards</text:p>
          </table:table-cell>
          <table:table-cell table:style-name="Table1.A1" office:value-type="string">
            <text:p text:style-name="P3">Limited simulation; brittle integrations</text:p>
          </table:table-cell>
        </table:table-row>
      </table:table>
      <text:h text:style-name="P1" text:outline-level="3">CatDT’s Differentiation</text:h>
      <text:p text:style-name="P10">CatDT provides:</text:p>
      <text:list text:style-name="L10">
        <text:list-item>
          <text:p text:style-name="P18">a unified semantic modeling layer</text:p>
        </text:list-item>
        <text:list-item>
          <text:p text:style-name="P18">compositional digital twins</text:p>
        </text:list-item>
        <text:list-item>
          <text:p text:style-name="P18">network-scale orchestration</text:p>
        </text:list-item>
        <text:list-item>
          <text:p text:style-name="P18">real-time multi-company synchronization</text:p>
        </text:list-item>
      </text:list>
      <text:p text:style-name="Text_20_body"><text:span text:style-name="T1">CatDT is the </text:span><text:span text:style-name="Strong_20_Emphasis"><text:span text:style-name="T1">only solution</text:span></text:span><text:span text:style-name="T1"> designed from first principles to model </text:span><text:span text:style-name="Strong_20_Emphasis"><text:span text:style-name="T1">entire supply-chain ecosystems</text:span></text:span><text:span text:style-name="T1">, not isolated sub-systems.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7. Business Model</text:span></text:span></text:span></text:h>
      <text:p text:style-name="P10">CatDT’s business model combines predictable SaaS revenue with high-value enterprise engagements and scalable usage-based billing tied to simulations and orchestration workloads. This model mirrors successful deep-tech infrastructure platforms.</text:p>
      <text:h text:style-name="P1" text:outline-level="3">Revenue Streams</text:h>
      <text:list text:style-name="L11">
        <text:list-item>
          <text:p text:style-name="P8"><text:span text:style-name="Strong_20_Emphasis"><text:span text:style-name="T1">Enterprise SaaS Licensing</text:span></text:span></text:p>
          <text:list>
            <text:list-item>
              <text:p text:style-name="P19">Mid-size: $200k–$500k</text:p>
            </text:list-item>
            <text:list-item>
              <text:p text:style-name="P19">Large: $500k–$1.5M</text:p>
            </text:list-item>
            <text:list-item>
              <text:p text:style-name="P19">Mega: $1.5M–$3M+</text:p>
            </text:list-item>
          </text:list>
        </text:list-item>
        <text:list-item>
          <text:p text:style-name="P8"><text:span text:style-name="Strong_20_Emphasis"><text:span text:style-name="T1">Usage-Based Billing</text:span></text:span></text:p>
          <text:list>
            <text:list-item>
              <text:p text:style-name="P19">Compute cycles, simulations, event orchestration</text:p>
            </text:list-item>
            <text:list-item>
              <text:p text:style-name="P19">$100k–$5M+ annually</text:p>
            </text:list-item>
          </text:list>
        </text:list-item>
        <text:list-item>
          <text:p text:style-name="P8"><text:span text:style-name="Strong_20_Emphasis"><text:span text:style-name="T1">Integration Services</text:span></text:span></text:p>
          <text:list>
            <text:list-item>
              <text:p text:style-name="P19">ERP/TMS/WMS/IoT integration</text:p>
            </text:list-item>
            <text:list-item>
              <text:p text:style-name="P19">$150k–$1.5M</text:p>
            </text:list-item>
          </text:list>
        </text:list-item>
        <text:list-item>
          <text:p text:style-name="P8"><text:span text:style-name="Strong_20_Emphasis"><text:span text:style-name="T1">Advisory Services</text:span></text:span></text:p>
          <text:list>
            <text:list-item>
              <text:p text:style-name="P19">Digital-twin deployment, modeling, optimization</text:p>
            </text:list-item>
            <text:list-item>
              <text:p text:style-name="P19">$75k–$2M/year</text:p>
            </text:list-item>
          </text:list>
        </text:list-item>
      </text:list>
      <text:h text:style-name="P1" text:outline-level="3">Strategic Rationale</text:h>
      <text:p text:style-name="P10">This hybrid model ensures:</text:p>
      <text:list text:style-name="L12">
        <text:list-item>
          <text:p text:style-name="P20">stable ARR</text:p>
        </text:list-item>
        <text:list-item>
          <text:p text:style-name="P20">high-margin usage growth</text:p>
        </text:list-item>
        <text:list-item>
          <text:p text:style-name="P20">alignment with enterprise value</text:p>
        </text:list-item>
        <text:list-item>
          <text:p text:style-name="P20">scalability across customer sizes</text:p>
        </text:list-item>
      </text:list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8. Short-Term Strategy (0–18 Months)</text:span></text:span></text:span></text:h>
      <text:p text:style-name="Text_20_body"><text:span text:style-name="T1">CatDT’s initial strategy focuses on product validation, targeted pilots, and establishing thought-leadership credibility. The objective is </text:span><text:span text:style-name="Strong_20_Emphasis"><text:span text:style-name="T1">technical de-risking</text:span></text:span><text:span text:style-name="T1">, </text:span><text:span text:style-name="Strong_20_Emphasis"><text:span text:style-name="T1">market validation</text:span></text:span><text:span text:style-name="T1">, and </text:span><text:span text:style-name="Strong_20_Emphasis"><text:span text:style-name="T1">proof of value</text:span></text:span><text:span text:style-name="T1">.</text:span></text:p>
      <text:h text:style-name="P1" text:outline-level="3">8.1 Technical Development</text:h>
      <text:list text:style-name="L13">
        <text:list-item>
          <text:p text:style-name="P21">Deliver CatDT v1</text:p>
        </text:list-item>
        <text:list-item>
          <text:p text:style-name="P21">Baseline simulation engine</text:p>
        </text:list-item>
        <text:list-item>
          <text:p text:style-name="P21">Core compositional modeling features</text:p>
        </text:list-item>
        <text:list-item>
          <text:p text:style-name="P21">Minimal UI for scenario definitions</text:p>
        </text:list-item>
        <text:list-item>
          <text:p text:style-name="P21">Lightweight connectors for ERP/TMS/WMS</text:p>
        </text:list-item>
        <text:list-item>
          <text:p text:style-name="P21">Initial cloud deployment</text:p>
        </text:list-item>
      </text:list>
      <text:h text:style-name="P1" text:outline-level="3">8.2 Market Pilots</text:h>
      <text:list text:style-name="L14">
        <text:list-item>
          <text:p text:style-name="P22">Launch 2–3 pilot projects in Mexico</text:p>
        </text:list-item>
        <text:list-item>
          <text:p text:style-name="P22">Target Juárez, Monterrey, Querétaro, Saltillo</text:p>
        </text:list-item>
        <text:list-item>
          <text:p text:style-name="P22">Pricing: $20k–$80k per pilot</text:p>
        </text:list-item>
        <text:list-item>
          <text:p text:style-name="P22">Build cross-border E2E digital-twin templates</text:p>
        </text:list-item>
      </text:list>
      <text:h text:style-name="P1" text:outline-level="3">8.3 Team Development</text:h>
      <text:list text:style-name="L15">
        <text:list-item>
          <text:p text:style-name="P23">Hire core Julia engineer</text:p>
        </text:list-item>
        <text:list-item>
          <text:p text:style-name="P23">Add part-time applied category theorist</text:p>
        </text:list-item>
        <text:list-item>
          <text:p text:style-name="P23">Contract DevOps/UI roles</text:p>
        </text:list-item>
      </text:list>
      <text:h text:style-name="P1" text:outline-level="3">8.4 Marketing &amp; Thought Leadership</text:h>
      <text:list text:style-name="L16">
        <text:list-item>
          <text:p text:style-name="P24">Conference presentations</text:p>
        </text:list-item>
        <text:list-item>
          <text:p text:style-name="P24">Whitepapers on compositional digital twins</text:p>
        </text:list-item>
        <text:list-item>
          <text:p text:style-name="P24">Case studies</text:p>
        </text:list-item>
        <text:list-item>
          <text:p text:style-name="P24">LinkedIn presence</text:p>
        </text:list-item>
        <text:list-item>
          <text:p text:style-name="P24">Engage CANACAR, INDEX, CLAA</text:p>
        </text:list-item>
      </text:list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9. Mid-Term Strategy (18–36 Months)</text:span></text:span></text:span></text:h>
      <text:p text:style-name="P10">The mid-term strategy transitions CatDT from pilot-driven adoption to scalable enterprise deployment.</text:p>
      <text:h text:style-name="P1" text:outline-level="3">Core Objectives</text:h>
      <text:list text:style-name="L17">
        <text:list-item>
          <text:p text:style-name="P25">Deliver CatDT v2 with expanded modeling capabilities</text:p>
        </text:list-item>
        <text:list-item>
          <text:p text:style-name="P25">Standardize connectors to major ERP/TMS/WMS platforms</text:p>
        </text:list-item>
        <text:list-item>
          <text:p text:style-name="P25">Scale digital twins to corridor-wide operations</text:p>
        </text:list-item>
        <text:list-item>
          <text:p text:style-name="P25">Introduce usage-based billing</text:p>
        </text:list-item>
        <text:list-item>
          <text:p text:style-name="P25">Acquire 6–10 enterprise customers</text:p>
        </text:list-item>
        <text:list-item>
          <text:p text:style-name="P25">Form partnerships with cloud and logistics integrators</text:p>
        </text:list-item>
      </text:list>
      <text:h text:style-name="P1" text:outline-level="3">Outcomes</text:h>
      <text:list text:style-name="L18">
        <text:list-item>
          <text:p text:style-name="P26">recurring ARR base</text:p>
        </text:list-item>
        <text:list-item>
          <text:p text:style-name="P26">referenceable large accounts</text:p>
        </text:list-item>
        <text:list-item>
          <text:p text:style-name="P26">technology maturity for global expansion</text:p>
        </text:list-item>
      </text:list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10. Target Pilot Partners</text:span></text:span></text:span></text:h>
      <text:p text:style-name="P10">Early pilots focus on organizations positioned to benefit immediately from compositional digital twins.</text:p>
      <text:h text:style-name="P1" text:outline-level="3">Primary (Mexico–US Corridor)</text:h>
      <text:list text:style-name="L19">
        <text:list-item>
          <text:p text:style-name="P27">GMXT (Ferromex Intermodal)</text:p>
        </text:list-item>
        <text:list-item>
          <text:p text:style-name="P27">Coppel Logistics</text:p>
        </text:list-item>
        <text:list-item>
          <text:p text:style-name="P27">Traxión / Onest Logistics</text:p>
        </text:list-item>
        <text:list-item>
          <text:p text:style-name="P27">3PLs in Monterrey, Juárez, Querétaro, Saltillo</text:p>
        </text:list-item>
        <text:list-item>
          <text:p text:style-name="P27">Ports: Lázaro Cárdenas, Manzanillo, Piedras Negras</text:p>
        </text:list-item>
        <text:list-item>
          <text:p text:style-name="P27">Industrial groups: Alpla, Grupo Bafar</text:p>
        </text:list-item>
      </text:list>
      <text:h text:style-name="P1" text:outline-level="3">Secondary (Global Innovators)</text:h>
      <text:list text:style-name="L20">
        <text:list-item>
          <text:p text:style-name="P28">DHL Supply Chain</text:p>
        </text:list-item>
        <text:list-item>
          <text:p text:style-name="P28">Maersk</text:p>
        </text:list-item>
        <text:list-item>
          <text:p text:style-name="P28">DB Schenker</text:p>
        </text:list-item>
        <text:list-item>
          <text:p text:style-name="P28">Kuehne+Nagel</text:p>
        </text:list-item>
        <text:list-item>
          <text:p text:style-name="P28">DP World</text:p>
        </text:list-item>
        <text:list-item>
          <text:p text:style-name="P28">Hyundai Glovis</text:p>
        </text:list-item>
      </text:list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11. Strategic Long-Term Customers</text:span></text:span></text:span></text:h>
      <text:p text:style-name="P10">With platform maturity, CatDT targets large-scale logistics ecosystems.</text:p>
      <text:h text:style-name="P1" text:outline-level="3">Global Logistics Networks</text:h>
      <text:list text:style-name="L21">
        <text:list-item>
          <text:p text:style-name="P29">DHL</text:p>
        </text:list-item>
        <text:list-item>
          <text:p text:style-name="P29">FedEx</text:p>
        </text:list-item>
        <text:list-item>
          <text:p text:style-name="P29">UPS</text:p>
        </text:list-item>
        <text:list-item>
          <text:p text:style-name="P29">Walmart Logistics</text:p>
        </text:list-item>
        <text:list-item>
          <text:p text:style-name="P29">Amazon Global Logistics</text:p>
        </text:list-item>
      </text:list>
      <text:h text:style-name="P1" text:outline-level="3">Carriers &amp; Freight Integrators</text:h>
      <text:list text:style-name="L22">
        <text:list-item>
          <text:p text:style-name="P30">JB Hunt</text:p>
        </text:list-item>
        <text:list-item>
          <text:p text:style-name="P30">Schneider</text:p>
        </text:list-item>
        <text:list-item>
          <text:p text:style-name="P30">Knight-Swift</text:p>
        </text:list-item>
        <text:list-item>
          <text:p text:style-name="P30">CH Robinson</text:p>
        </text:list-item>
        <text:list-item>
          <text:p text:style-name="P30">Maersk (North America)</text:p>
        </text:list-item>
      </text:list>
      <text:h text:style-name="P1" text:outline-level="3">OEM Ecosystems</text:h>
      <text:list text:style-name="L23">
        <text:list-item>
          <text:p text:style-name="P31">GM, Ford, Toyota, Kia, Tesla</text:p>
        </text:list-item>
        <text:list-item>
          <text:p text:style-name="P31">Aerospace tier suppliers</text:p>
        </text:list-item>
        <text:list-item>
          <text:p text:style-name="P31">Electronics supply-chain networks</text:p>
        </text:list-item>
      </text:list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12. Strategic Technology Partners</text:span></text:span></text:span></text:h>
      <text:p text:style-name="P10">Strategic partnerships enhance scalability, credibility, and ecosystem adoption.</text:p>
      <text:h text:style-name="P1" text:outline-level="3">Cloud Providers</text:h>
      <text:list text:style-name="L24">
        <text:list-item>
          <text:p text:style-name="P32">Google Cloud</text:p>
        </text:list-item>
        <text:list-item>
          <text:p text:style-name="P32">AWS</text:p>
        </text:list-item>
        <text:list-item>
          <text:p text:style-name="P32">Azure</text:p>
        </text:list-item>
      </text:list>
      <text:h text:style-name="P1" text:outline-level="3">AI / Simulation</text:h>
      <text:list text:style-name="L25">
        <text:list-item>
          <text:p text:style-name="P33">NVIDIA</text:p>
        </text:list-item>
        <text:list-item>
          <text:p text:style-name="P33">Ansys (future)</text:p>
        </text:list-item>
        <text:list-item>
          <text:p text:style-name="P33">Siemens (advanced simulation)</text:p>
        </text:list-item>
      </text:list>
      <text:h text:style-name="P1" text:outline-level="3">Enterprise Systems</text:h>
      <text:list text:style-name="L26">
        <text:list-item>
          <text:p text:style-name="P34">SAP</text:p>
        </text:list-item>
        <text:list-item>
          <text:p text:style-name="P34">Oracle</text:p>
        </text:list-item>
        <text:list-item>
          <text:p text:style-name="P34">Snowflake</text:p>
        </text:list-item>
      </text:list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13. Long-Term Vision</text:span></text:span></text:span></text:h>
      <text:p text:style-name="Text_20_body"><text:span text:style-name="T1">CatDT becomes a </text:span><text:span text:style-name="Strong_20_Emphasis"><text:span text:style-name="T1">general system-of-systems engine</text:span></text:span><text:span text:style-name="T1"> for industries where flows, processes, and decisions must be orchestrated across distributed networks.</text:span></text:p>
      <text:h text:style-name="P1" text:outline-level="3">Expansion Verticals</text:h>
      <text:list text:style-name="L27">
        <text:list-item>
          <text:p text:style-name="P9"><text:span text:style-name="Strong_20_Emphasis"><text:span text:style-name="T1">Manufacturing:</text:span></text:span><text:span text:style-name="T1"> factory + supply-chain synchronization</text:span></text:p>
        </text:list-item>
        <text:list-item>
          <text:p text:style-name="P9"><text:span text:style-name="Strong_20_Emphasis"><text:span text:style-name="T1">Finance:</text:span></text:span><text:span text:style-name="T1"> systemic risk networks; macro-DTs</text:span></text:p>
        </text:list-item>
        <text:list-item>
          <text:p text:style-name="P9"><text:span text:style-name="Strong_20_Emphasis"><text:span text:style-name="T1">Energy:</text:span></text:span><text:span text:style-name="T1"> distributed grids and infrastructure networks</text:span></text:p>
        </text:list-item>
        <text:list-item>
          <text:p text:style-name="P9"><text:span text:style-name="Strong_20_Emphasis"><text:span text:style-name="T1">Transportation:</text:span></text:span><text:span text:style-name="T1"> multimodal orchestration</text:span></text:p>
        </text:list-item>
      </text:list>
      <text:p text:style-name="P10">Long-term potential: foundational infrastructure for modeling complex economic systems.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14. Go-to-Market Strategy</text:span></text:span></text:span></text:h>
      <text:h text:style-name="P1" text:outline-level="3">Phase 1: Pilots (Mexico-First)</text:h>
      <text:p text:style-name="P10">High-touch deployments; advisory-heavy engagements.</text:p>
      <text:h text:style-name="P1" text:outline-level="3">Phase 2: North American Expansion</text:h>
      <text:p text:style-name="P10">Move into US logistics operators and OEM ecosystems.</text:p>
      <text:h text:style-name="P1" text:outline-level="3">Phase 3: Ecosystem Partnerships</text:h>
      <text:p text:style-name="P10">Cloud, ERP/TMS vendors, integrators, and large 3PLs.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15. Financial Plan</text:span></text:span></text:span></text:h>
      <text:h text:style-name="P1" text:outline-level="3">Short-Term (0–18 months)</text:h>
      <text:list text:style-name="L28">
        <text:list-item>
          <text:p text:style-name="P35">Raise: $90k–$150k</text:p>
        </text:list-item>
        <text:list-item>
          <text:p text:style-name="P35">Costs: $75k–$110k</text:p>
        </text:list-item>
        <text:list-item>
          <text:p text:style-name="P35">Revenue: $150k–$300k</text:p>
        </text:list-item>
        <text:list-item>
          <text:p text:style-name="P35">Runway: 12–18 months</text:p>
        </text:list-item>
      </text:list>
      <text:h text:style-name="P1" text:outline-level="3">Mid-Term (18–36 months)</text:h>
      <text:list text:style-name="L29">
        <text:list-item>
          <text:p text:style-name="P36">ARR: $1M–$5M</text:p>
        </text:list-item>
        <text:list-item>
          <text:p text:style-name="P36">Customers: 6–10</text:p>
        </text:list-item>
      </text:list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16. Risks &amp; Mitigation</text:span></text:span></text:span></text:h>
      <text:h text:style-name="P1" text:outline-level="3">Technical Risk</text:h>
      <text:p text:style-name="Text_20_body"><text:span text:style-name="Strong_20_Emphasis"><text:span text:style-name="T1">Mitigation:</text:span></text:span><text:span text:style-name="T1"> phased architecture; pilot validation.</text:span></text:p>
      <text:h text:style-name="P1" text:outline-level="3">Market Adoption</text:h>
      <text:p text:style-name="Text_20_body"><text:span text:style-name="Strong_20_Emphasis"><text:span text:style-name="T1">Mitigation:</text:span></text:span><text:span text:style-name="T1"> direct engagement; targeted pilots.</text:span></text:p>
      <text:h text:style-name="P1" text:outline-level="3">Integration Complexity</text:h>
      <text:p text:style-name="Text_20_body"><text:span text:style-name="Strong_20_Emphasis"><text:span text:style-name="T1">Mitigation:</text:span></text:span><text:span text:style-name="T1"> standardized connectors; modular design.</text:span></text:p>
      <text:h text:style-name="P1" text:outline-level="3">Competition</text:h>
      <text:p text:style-name="Text_20_body"><text:span text:style-name="Strong_20_Emphasis"><text:span text:style-name="T1">Mitigation:</text:span></text:span><text:span text:style-name="T1"> compositional architecture advantage.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h text:style-name="Heading_20_1" text:outline-level="1"><text:soft-page-break/><text:span text:style-name="Emphasis"><text:span text:style-name="Strong_20_Emphasis"><text:span text:style-name="T2">17. Conclusion</text:span></text:span></text:span></text:h>
      <text:p text:style-name="Text_20_body"><text:span text:style-name="T1">CatDT is positioned to become the foundational </text:span><text:span text:style-name="Strong_20_Emphasis"><text:span text:style-name="T1">compositional digital twin architecture</text:span></text:span><text:span text:style-name="T1"> for North American logistics and beyond. By unifying E2E modeling, simulation, planning, and execution under a rigorous mathematical framework, CatDT fills a structural gap in modern supply chains.</text:span></text:p>
      <text:p text:style-name="P10">This foundation enables long-term expansion into manufacturing, energy, finance, and macroeconomic digital twins—creating the potential for CatDT to evolve into a defining deep-tech infrastructure company.</text:p>
      <text:p text:style-name="Text_20_body"><text:span text:style-name="Emphasis"><text:span text:style-name="T1"/>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17:10:15.639242413</meta:creation-date>
    <meta:print-date>2025-12-04T17:22:25.531236678</meta:print-date>
    <meta:printed-by>PDF files</meta:printed-by>
    <dc:date>2025-12-04T17:23:18.785946107</dc:date>
    <meta:editing-duration>PT53S</meta:editing-duration>
    <meta:editing-cycles>1</meta:editing-cycles>
    <meta:document-statistic meta:table-count="1" meta:image-count="0" meta:object-count="0" meta:page-count="19" meta:paragraph-count="258" meta:word-count="1575" meta:character-count="11261" meta:non-whitespace-character-count="10124"/>
    <meta:generator>LibreOffice/24.2.7.2$Linux_X86_64 LibreOffice_project/420$Build-2</meta:generator>
  </office:meta>
</office:document-meta>
</file>